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32e167"/>
    </style:style>
    <style:style style:name="P2" style:family="paragraph" style:parent-style-name="Standard">
      <style:text-properties officeooo:paragraph-rsid="00368808"/>
    </style:style>
    <style:style style:name="P3" style:family="paragraph" style:parent-style-name="Standard">
      <style:text-properties fo:color="#8800b9" loext:opacity="100%" fo:font-weight="bold" officeooo:paragraph-rsid="00368808" style:font-weight-asian="bold" style:font-weight-complex="bold"/>
    </style:style>
    <style:style style:name="P4" style:family="paragraph" style:parent-style-name="Standard">
      <style:text-properties fo:color="#8800b9" loext:opacity="100%" fo:font-weight="bold" officeooo:paragraph-rsid="002a9c21" style:font-weight-asian="bold" style:font-weight-complex="bold"/>
    </style:style>
    <style:style style:name="P5" style:family="paragraph">
      <style:paragraph-properties fo:text-align="center"/>
      <style:text-properties fo:font-size="12pt"/>
    </style:style>
    <style:style style:name="P6" style:family="paragraph" style:parent-style-name="Standard">
      <style:text-properties fo:color="#8800b9" loext:opacity="100%" officeooo:paragraph-rsid="0019d10c"/>
    </style:style>
    <style:style style:name="P7" style:family="paragraph" style:parent-style-name="Standard">
      <style:paragraph-properties fo:text-align="start" style:justify-single-word="false"/>
      <style:text-properties fo:font-weight="bold" officeooo:rsid="0015834a" officeooo:paragraph-rsid="0019d10c" style:font-weight-asian="bold" style:font-weight-complex="bold"/>
    </style:style>
    <style:style style:name="P8" style:family="paragraph" style:parent-style-name="Standard" style:list-style-name="List_20_1">
      <style:text-properties fo:font-weight="normal" officeooo:rsid="0019e6c9" officeooo:paragraph-rsid="003245a1" style:font-weight-asian="normal" style:font-weight-complex="normal"/>
    </style:style>
    <style:style style:name="P9" style:family="paragraph" style:parent-style-name="Standard" style:list-style-name="List_20_1">
      <style:text-properties fo:font-weight="normal" officeooo:rsid="0019e6c9" officeooo:paragraph-rsid="001dd326" style:font-weight-asian="normal" style:font-weight-complex="normal"/>
    </style:style>
    <style:style style:name="P10" style:family="paragraph" style:parent-style-name="Standard" style:list-style-name="List_20_1">
      <style:text-properties fo:font-weight="normal" officeooo:rsid="001c1da9" officeooo:paragraph-rsid="00237e1c" style:font-weight-asian="normal" style:font-weight-complex="normal"/>
    </style:style>
    <style:style style:name="P11" style:family="paragraph" style:parent-style-name="Standard" style:list-style-name="List_20_1">
      <style:text-properties fo:font-weight="normal" officeooo:rsid="00237e1c" officeooo:paragraph-rsid="00237e1c" style:font-weight-asian="normal" style:font-weight-complex="normal"/>
    </style:style>
    <style:style style:name="P12" style:family="paragraph" style:parent-style-name="Standard">
      <style:text-properties fo:font-weight="bold" officeooo:rsid="0015834a" officeooo:paragraph-rsid="0016241f" style:font-weight-asian="bold" style:font-weight-complex="bold"/>
    </style:style>
    <style:style style:name="P13" style:family="paragraph">
      <style:paragraph-properties fo:text-align="center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5834a" officeooo:paragraph-rsid="0016241f" style:font-weight-asian="bold" style:font-weight-complex="bold"/>
    </style:style>
    <style:style style:name="P15" style:family="paragraph" style:parent-style-name="Standard">
      <style:text-properties officeooo:paragraph-rsid="0011970c"/>
    </style:style>
    <style:style style:name="P16" style:family="paragraph" style:parent-style-name="Standard">
      <style:text-properties officeooo:rsid="00130feb" officeooo:paragraph-rsid="00130feb"/>
    </style:style>
    <style:style style:name="P17" style:family="paragraph" style:parent-style-name="Standard">
      <style:paragraph-properties fo:text-align="start" style:justify-single-word="false"/>
      <style:text-properties officeooo:paragraph-rsid="0016241f"/>
    </style:style>
    <style:style style:name="P18" style:family="paragraph" style:parent-style-name="Standard">
      <style:paragraph-properties fo:text-align="start" style:justify-single-word="false"/>
      <style:text-properties officeooo:paragraph-rsid="00346c43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fo:font-weight="bold" officeooo:rsid="0015834a" officeooo:paragraph-rsid="00346c43" style:font-weight-asian="bold" style:font-weight-complex="bold"/>
    </style:style>
    <style:style style:name="P20" style:family="paragraph" style:parent-style-name="Standard" style:list-style-name="List_20_1">
      <style:text-properties fo:font-size="11pt" fo:font-weight="normal" officeooo:rsid="0015834a" officeooo:paragraph-rsid="0015834a" style:font-size-asian="11pt" style:font-weight-asian="normal" style:font-size-complex="11pt" style:font-weight-complex="normal"/>
    </style:style>
    <style:style style:name="P21" style:family="paragraph" style:parent-style-name="Standard">
      <style:text-properties officeooo:paragraph-rsid="001712ed"/>
    </style:style>
    <style:style style:name="P22" style:family="paragraph" style:parent-style-name="Standard">
      <style:text-properties officeooo:rsid="00130feb" officeooo:paragraph-rsid="0016241f"/>
    </style:style>
    <style:style style:name="P23" style:family="paragraph" style:parent-style-name="Standard">
      <style:paragraph-properties fo:text-align="start" style:justify-single-word="false"/>
      <style:text-properties fo:color="#8800b9" loext:opacity="100%" officeooo:paragraph-rsid="001b809b"/>
    </style:style>
    <style:style style:name="P24" style:family="paragraph" style:parent-style-name="Standard">
      <style:text-properties style:use-window-font-color="true" loext:opacity="0%" officeooo:rsid="001b809b" officeooo:paragraph-rsid="001b809b"/>
    </style:style>
    <style:style style:name="P25" style:family="paragraph" style:parent-style-name="Standard">
      <style:text-properties style:use-window-font-color="true" loext:opacity="0%" officeooo:rsid="001b809b" officeooo:paragraph-rsid="002ffbf0"/>
    </style:style>
    <style:style style:name="P26" style:family="paragraph" style:parent-style-name="Standard">
      <style:text-properties officeooo:rsid="00130feb" officeooo:paragraph-rsid="001b809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officeooo:rsid="002a9c21" style:font-size-asian="16pt" style:font-weight-asian="bold" style:font-size-complex="16pt" style:font-weight-complex="bold"/>
    </style:style>
    <style:style style:name="T4" style:family="text">
      <style:text-properties fo:color="#8800b9" loext:opacity="100%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8800b9" loext:opacity="100%" fo:font-size="16pt" fo:font-weight="bold" officeooo:rsid="0032e167" style:font-size-asian="16pt" style:font-weight-asian="bold" style:font-size-complex="16pt" style:font-weight-complex="bold"/>
    </style:style>
    <style:style style:name="T6" style:family="text">
      <style:text-properties style:use-window-font-color="true" loext:opacity="0%" fo:font-size="16pt" fo:font-weight="bold" officeooo:rsid="0032e167" style:font-size-asian="16pt" style:font-weight-asian="bold" style:font-size-complex="16pt" style:font-weight-complex="bold"/>
    </style:style>
    <style:style style:name="T7" style:family="text">
      <style:text-properties style:use-window-font-color="true" loext:opacity="0%" fo:font-size="16pt" fo:font-weight="bold" officeooo:rsid="0033a2e5" style:font-size-asian="16pt" style:font-weight-asian="bold" style:font-size-complex="16pt" style:font-weight-complex="bold"/>
    </style:style>
    <style:style style:name="T8" style:family="text">
      <style:text-properties style:use-window-font-color="true" loext:opacity="0%" fo:font-size="16pt" fo:font-weight="bold" officeooo:rsid="002a9c21" style:font-size-asian="16pt" style:font-weight-asian="bold" style:font-size-complex="16pt" style:font-weight-complex="bold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style:use-window-font-color="true" loext:opacity="0%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8800b9" loext:opacity="100%" fo:font-weight="normal" style:font-weight-asian="normal" style:font-weight-complex="normal"/>
    </style:style>
    <style:style style:name="T13" style:family="text">
      <style:text-properties fo:color="#8800b9" loext:opacity="100%"/>
    </style:style>
    <style:style style:name="T14" style:family="text">
      <style:text-properties fo:color="#8800b9" loext:opacity="100%" officeooo:rsid="0019d10c"/>
    </style:style>
    <style:style style:name="T15" style:family="text">
      <style:text-properties officeooo:rsid="001c1da9"/>
    </style:style>
    <style:style style:name="T16" style:family="text">
      <style:text-properties fo:font-weight="bold" officeooo:rsid="001c1da9" style:font-weight-asian="bold" style:font-weight-complex="bold"/>
    </style:style>
    <style:style style:name="T17" style:family="text">
      <style:text-properties officeooo:rsid="003245a1"/>
    </style:style>
    <style:style style:name="T18" style:family="text">
      <style:text-properties officeooo:rsid="001dd326"/>
    </style:style>
    <style:style style:name="T19" style:family="text">
      <style:text-properties fo:font-weight="bold" officeooo:rsid="001dd326" style:font-weight-asian="bold" style:font-weight-complex="bold"/>
    </style:style>
    <style:style style:name="T20" style:family="text">
      <style:text-properties officeooo:rsid="001be540"/>
    </style:style>
    <style:style style:name="T21" style:family="text">
      <style:text-properties officeooo:rsid="00237e1c"/>
    </style:style>
    <style:style style:name="T22" style:family="text">
      <style:text-properties fo:color="#5e0000" loext:opacity="100%" fo:font-weight="bold" style:font-weight-asian="bold" style:font-weight-complex="bold"/>
    </style:style>
    <style:style style:name="T23" style:family="text">
      <style:text-properties fo:color="#5e0000" loext:opacity="100%" fo:font-weight="bold" officeooo:rsid="002c853e" style:font-weight-asian="bold" style:font-weight-complex="bold"/>
    </style:style>
    <style:style style:name="T24" style:family="text">
      <style:text-properties fo:color="#8800b9" loext:opacity="100%" officeooo:rsid="0016241f"/>
    </style:style>
    <style:style style:name="T25" style:family="text">
      <style:text-properties officeooo:rsid="000e160f"/>
    </style:style>
    <style:style style:name="T26" style:family="text">
      <style:text-properties fo:font-weight="bold" officeooo:rsid="000e4be8" style:font-weight-asian="bold" style:font-weight-complex="bold"/>
    </style:style>
    <style:style style:name="T27" style:family="text">
      <style:text-properties officeooo:rsid="0031e885"/>
    </style:style>
    <style:style style:name="T28" style:family="text">
      <style:text-properties officeooo:rsid="0008baeb"/>
    </style:style>
    <style:style style:name="T29" style:family="text">
      <style:text-properties officeooo:rsid="000a9e6d"/>
    </style:style>
    <style:style style:name="T30" style:family="text">
      <style:text-properties officeooo:rsid="0024422d"/>
    </style:style>
    <style:style style:name="T31" style:family="text">
      <style:text-properties officeooo:rsid="000e4be8"/>
    </style:style>
    <style:style style:name="T32" style:family="text">
      <style:text-properties officeooo:rsid="00195fb6"/>
    </style:style>
    <style:style style:name="T33" style:family="text">
      <style:text-properties fo:color="#8800b9" loext:opacity="100%" fo:font-weight="bold" officeooo:rsid="0015834a" style:font-weight-asian="bold" style:font-weight-complex="bold"/>
    </style:style>
    <style:style style:name="T34" style:family="text">
      <style:text-properties fo:font-weight="bold" officeooo:rsid="0015834a" style:font-weight-asian="bold" style:font-weight-complex="bold"/>
    </style:style>
    <style:style style:name="T35" style:family="text">
      <style:text-properties fo:font-weight="bold" officeooo:rsid="00346c43" style:font-weight-asian="bold" style:font-weight-complex="bold"/>
    </style:style>
    <style:style style:name="T36" style:family="text">
      <style:text-properties style:use-window-font-color="true" loext:opacity="0%" fo:font-weight="bold" officeooo:rsid="0015834a" style:font-weight-asian="bold" style:font-weight-complex="bold"/>
    </style:style>
    <style:style style:name="T37" style:family="text">
      <style:text-properties style:use-window-font-color="true" loext:opacity="0%" fo:font-weight="bold" officeooo:rsid="00346c43" style:font-weight-asian="bold" style:font-weight-complex="bold"/>
    </style:style>
    <style:style style:name="T38" style:family="text">
      <style:text-properties style:use-window-font-color="true" loext:opacity="0%" fo:font-weight="bold" officeooo:rsid="001712ed" style:font-weight-asian="bold" style:font-weight-complex="bold"/>
    </style:style>
    <style:style style:name="T39" style:family="text">
      <style:text-properties fo:font-weight="bold" officeooo:rsid="001b809b" style:font-weight-asian="bold" style:font-weight-complex="bold"/>
    </style:style>
    <style:style style:name="T40" style:family="text">
      <style:text-properties fo:color="#000080" loext:opacity="100%"/>
    </style:style>
    <style:style style:name="T41" style:family="text">
      <style:text-properties fo:font-weight="bold" officeooo:rsid="002ffbf0" style:font-weight-asian="bold" style:font-weight-complex="bold"/>
    </style:style>
    <style:style style:name="T42" style:family="text">
      <style:text-properties officeooo:rsid="002ffbf0"/>
    </style:style>
    <style:style style:name="T43" style:family="text">
      <style:text-properties fo:color="#8800b9" loext:opacity="100%" officeooo:rsid="002ffbf0"/>
    </style: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377_2645988045"/><text:bookmark-start text:name="__DdeLink__393_1077101110"/><text:bookmark-start text:name="__DdeLink__503_2645988045"/><text:bookmark-start text:name="__DdeLink__280_1218242208"/><text:bookmark-start text:name="__DdeLink__877_1738779743"/><text:bookmark-start text:name="__DdeLink__179_1738779743"/><text:bookmark-start text:name="__DdeLink__44_4096733574"/><text:span text:style-name="T1">Dezly</text:span><text:span text:style-name="T2"> </text:span><text:span text:style-name="T1">Macauley</text:span><text:span text:style-name="T3"><text:tab/></text:span></text:p>
      <text:p text:style-name="P2"><text:span text:style-name="T4">💻Software Engineer </text:span><text:span text:style-name="T5">| Systems Programming</text:span><text:span text:style-name="T6"> </text:span><text:span text:style-name="T7">(</text:span><text:span text:style-name="T8"> Rust | Go </text:span><text:span text:style-name="T6">| C++</text:span><text:span text:style-name="T7">)</text:span><text:span text:style-name="T9"><text:tab/></text:span></text:p>
      <text:p text:style-name="P3"><text:span text:style-name="Strong_20_Emphasis">🌍 Location:</text:span> <text:span text:style-name="T10">South Africa - Prefer to relocate, but open to remote or hybrid roles<text:tab/></text:span></text:p>
      <text:p text:style-name="P4"><draw:line text:anchor-type="as-char" draw:z-index="5" draw:name="Horizontal line 6" draw:style-name="gr1" draw:text-style-name="P5" svg:x2="16.946cm" svg:y2="0cm"><text:p/></draw:line></text:p>
      <text:p text:style-name="Standard"><text:bookmark-start text:name="__DdeLink__925_1085897330"/><text:bookmark-start text:name="__DdeLink__817_1085897330"/><text:span text:style-name="T11">Email:<text:tab/><text:tab/> <text:s/></text:span><text:bookmark-start text:name="__DdeLink__230_1738779743"/><text:a xlink:type="simple" xlink:href="mailto:dezlymacauley@proton.me" text:style-name="Internet_20_link" text:visited-style-name="Visited_20_Internet_20_Link"><text:span text:style-name="T12">dezlymacauley@proton.me</text:span></text:a><text:bookmark-end text:name="__DdeLink__925_1085897330"/><text:bookmark-end text:name="__DdeLink__817_1085897330"/><text:bookmark-end text:name="__DdeLink__230_1738779743"/></text:p>
      <text:p text:style-name="Standard"><text:span text:style-name="T11">Certifications: </text:span><text:bookmark-start text:name="__DdeLink__647_1085897330"/><text:a xlink:type="simple" xlink:href="https://github.com/dezlymacauley/dezlymacauley/tree/main/achieved-certifications" text:style-name="Internet_20_link" text:visited-style-name="Visited_20_Internet_20_Link"><text:span text:style-name="T13">https://github.com/dezlymacauley/dezlymacauley/tree/main/achieved-certifications</text:span></text:a><text:bookmark-end text:name="__DdeLink__647_1085897330"/><text:tab/></text:p>
      <text:p text:style-name="P6"><draw:line text:anchor-type="as-char" draw:z-index="3" draw:name="Horizontal line 4" draw:style-name="gr1" draw:text-style-name="P5" svg:x2="16.946cm" svg:y2="0cm"><text:p/></draw:line></text:p>
      <text:p text:style-name="P7"><text:span text:style-name="T14">About Me</text:span><text:span text:style-name="T13">:</text:span><text:bookmark-end text:name="__DdeLink__503_2645988045"/></text:p>
      <text:list text:style-name="List_20_1">
        <text:list-item>
          <text:p text:style-name="P8"><text:span text:style-name="T15">I’m p</text:span>assionate about <text:span text:style-name="T16">low-level programming</text:span> languages like Rust, <text:span text:style-name="T17">classics like C++</text:span> and languages like Go, for <text:span text:style-name="T18">a </text:span><text:span text:style-name="T19">scalable approach to concurrency</text:span><text:span text:style-name="T18"> and </text:span><text:span text:style-name="T11">high-performance network programming</text:span>. </text:p>
        </text:list-item>
        <text:list-item>
          <text:p text:style-name="P9"><text:span text:style-name="T15">Highly proficient at </text:span><text:span text:style-name="T20">using </text:span><text:span text:style-name="T15">Python-based cli tools like uv for creating </text:span><text:span text:style-name="T16">reproducable Python workflows</text:span><text:span text:style-name="T15">, <text:s/></text:span>HTTPie for <text:span text:style-name="T11">API testing</text:span>, <text:span text:style-name="T18">and </text:span><text:span text:style-name="T15">Pgcli and Litecl</text:span><text:span text:style-name="T18">i</text:span><text:span text:style-name="T15"> for making </text:span><text:span text:style-name="T16">SQL queries</text:span><text:span text:style-name="T15">.</text:span></text:p>
        </text:list-item>
        <text:list-item>
          <text:p text:style-name="P10">I am currently studying for the CKAD <text:span text:style-name="T19">(</text:span><text:span text:style-name="T11">Certified Kubernetes Application Developer</text:span><text:span text:style-name="T19">) </text:span><text:span text:style-name="T18">to to deepen my DevOps expertise. </text:span><text:span text:style-name="T21">I’m also learning TypeScript (JavaScript), SvelteKit, </text:span></text:p>
          <text:p text:style-name="P11">HTML and CSS to broaden my skills. </text:p>
        </text:list-item>
        <text:list-item>
          <text:p text:style-name="P11">However please note that <text:span text:style-name="T22">front-end development is not my </text:span><text:span text:style-name="T23">area</text:span><text:span text:style-name="T22"> focus</text:span>.</text:p>
        </text:list-item>
      </text:list>
      <text:p text:style-name="P12"/>
      <text:p text:style-name="P12"><draw:line text:anchor-type="as-char" draw:z-index="0" draw:name="Horizontal line 1" draw:style-name="gr1" draw:text-style-name="P13" svg:x2="16.946cm" svg:y2="0cm"><text:p/></draw:line></text:p>
      <text:p text:style-name="P14"><text:bookmark-start text:name="__DdeLink__162_1738779743"/><text:span text:style-name="T24">Skill Overview</text:span><text:span text:style-name="T13">:</text:span><text:bookmark-end text:name="__DdeLink__162_1738779743"/></text:p>
      <text:p text:style-name="P15"><text:bookmark-start text:name="__DdeLink__90_4096733574"/><text:span text:style-name="T11">Linux Proficiency: <text:tab/><text:tab/></text:span>Arch Linux, <text:span text:style-name="T25">Kali Linux<text:tab/></text:span></text:p>
      <text:p text:style-name="P15"><text:span text:style-name="T11">Programming / </text:span><text:span text:style-name="T26">Scripting</text:span><text:span text:style-name="T11">:</text:span><text:tab/>Rust, <text:span text:style-name="T27">C++, </text:span><text:span text:style-name="T28">Go, </text:span><text:span text:style-name="T29">Python</text:span><text:span text:style-name="T30">, </text:span><text:span text:style-name="T31">Bash, </text:span><text:span text:style-name="T20">Lua</text:span></text:p>
      <text:p text:style-name="P16"><text:span text:style-name="T11">Database Development:</text:span><text:tab/>PostgreSQL, SQLite</text:p>
      <text:p text:style-name="P17"><text:span text:style-name="T11">DevOps:</text:span><text:tab/><text:tab/><text:tab/><text:span text:style-name="T29">Docker</text:span><text:bookmark-end text:name="__DdeLink__90_4096733574"/><text:bookmark-end text:name="__DdeLink__44_4096733574"/><text:span text:style-name="T29">, </text:span><text:span text:style-name="T32">Git, GitHub, </text:span><text:span text:style-name="T15">uv, Version Fox</text:span></text:p>
      <text:p text:style-name="P18"><draw:line text:anchor-type="as-char" draw:z-index="1" draw:name="Horizontal line 2" draw:style-name="gr1" draw:text-style-name="P5" svg:x2="16.946cm" svg:y2="0cm"><text:p/></draw:line><text:span text:style-name="T31"><text:line-break/></text:span><text:bookmark-start text:name="__DdeLink__248_1738779743"/><text:bookmark-start text:name="__DdeLink__109_196992180"/><text:span text:style-name="T33">Certifications Awarded:</text:span><text:bookmark-end text:name="__DdeLink__248_1738779743"/><text:bookmark-end text:name="__DdeLink__109_196992180"/><text:span text:style-name="T34"><text:line-break/></text:span><text:span text:style-name="T35">Duke University</text:span><text:bookmark-start text:name="__DdeLink__132_1738779743 Copy 1"/><text:bookmark-start text:name="__DdeLink__65_196992180 Copy 1 Copy 2"/><text:span text:style-name="T36"> – </text:span><text:bookmark-end text:name="__DdeLink__132_1738779743 Copy 1"/><text:bookmark-end text:name="__DdeLink__65_196992180 Copy 1 Copy 2"/><text:span text:style-name="T37">Rust Fundamentals</text:span></text:p>
      <text:p text:style-name="P19"><text:bookmark-start text:name="__DdeLink__331_496768424"/><text:bookmark-start text:name="__DdeLink__132_1738779743"/>U<text:bookmark-start text:name="__DdeLink__65_196992180 Copy 1"/>niversity Of California Irvine – <text:bookmark-end text:name="__DdeLink__65_196992180 Copy 1"/>Programming With Google Specialization<text:bookmark-end text:name="__DdeLink__331_496768424"/><text:bookmark-end text:name="__DdeLink__132_1738779743"/></text:p>
      <text:list text:continue-numbering="true" text:style-name="List_20_1">
        <text:list-item>
          <text:p text:style-name="P20"><text:bookmark-start text:name="__DdeLink__72_196992180"/>U<text:bookmark-start text:name="__DdeLink__65_196992180"/>niversity Of California Irvine – Getting Started With Go<text:bookmark-end text:name="__DdeLink__72_196992180"/><text:bookmark-end text:name="__DdeLink__65_196992180"/></text:p>
        </text:list-item>
        <text:list-item>
          <text:p text:style-name="P20">University Of California Irvine – Function Methods and Interfaces In Go</text:p>
        </text:list-item>
        <text:list-item>
          <text:p text:style-name="P20">University Of California Irvine – Concurrency In Go</text:p>
        </text:list-item>
      </text:list>
      <text:p text:style-name="P21"><text:bookmark-start text:name="__DdeLink__138_1738779743"/><text:span text:style-name="T38">Meta </text:span><text:bookmark-start text:name="__DdeLink__65_196992180 Copy 1 Copy 1"/><text:span text:style-name="T36">– </text:span><text:bookmark-end text:name="__DdeLink__65_196992180 Copy 1 Copy 1"/><text:span text:style-name="T38">Version Control</text:span><text:bookmark-end text:name="__DdeLink__138_1738779743"/></text:p>
      <text:p text:style-name="P21"><text:span text:style-name="T38">Google </text:span><text:bookmark-start text:name="__DdeLink__65_196992180 Copy 1 Copy 1 Copy 1"/><text:span text:style-name="T36">– </text:span><text:bookmark-end text:name="__DdeLink__65_196992180 Copy 1 Copy 1 Copy 1"/><text:span text:style-name="T38">Tools Of The Trade: Linux and SQL</text:span></text:p>
      <text:p text:style-name="P16"/>
      <text:p text:style-name="P22"><draw:line text:anchor-type="as-char" draw:z-index="2" draw:name="Horizontal line 3" draw:style-name="gr1" draw:text-style-name="P5" svg:x2="16.946cm" svg:y2="0cm"><text:p/></draw:line><text:bookmark-end text:name="__DdeLink__179_1738779743"/></text:p>
      <text:p text:style-name="P23"><text:span text:style-name="T39">Project Showcase</text:span><text:bookmark-start text:name="__DdeLink__109_196992180 Copy 1"/><text:span text:style-name="T34">:</text:span><text:bookmark-end text:name="__DdeLink__109_196992180 Copy 1"/></text:p>
      <text:p text:style-name="P24"><text:bookmark-start text:name="__DdeLink__395_1738779743"/><text:span text:style-name="T11">Dezly Labs</text:span> - A collection of labs to organize my polyglot programming skills and computer science knowledge: <text:a xlink:type="simple" xlink:href="https://github.com/dezlymacauley/dezlylabs" text:style-name="Internet_20_link" text:visited-style-name="Visited_20_Internet_20_Link"><text:span text:style-name="T13">https://github.com/dezlymacauley/dezlylabs</text:span></text:a><text:bookmark-end text:name="__DdeLink__395_1738779743"/></text:p>
      <text:p text:style-name="P22"/>
      <text:p text:style-name="P25"><text:span text:style-name="T11">DezlyKit </text:span>- A terminal-centric Arch + Hyprland + Neovim workflow for AI Engineers and Polyglot Programmers : <text:a xlink:type="simple" xlink:href="https://github.com/dezlymacauley/dezlykit" text:style-name="Internet_20_link" text:visited-style-name="Visited_20_Internet_20_Link"><text:span text:style-name="T40">https://github.com/dezlymacauley/dezlykit</text:span></text:a><text:span text:style-name="T13"><text:line-break/><text:line-break/></text:span><text:span text:style-name="T41">Maverick Meetups API</text:span><text:span text:style-name="T42"> - A <text:s/>REST API powered by Go and SQLite, for exclusive events featuring provocative content creators: </text:span><text:a xlink:type="simple" xlink:href="https://github.com/dezlymacauley/maverick-meetups-api" text:style-name="Internet_20_link" text:visited-style-name="Visited_20_Internet_20_Link"><text:span text:style-name="T43">https://github.com/dezlymacauley/</text:span><text:span text:style-name="T13">maverick-meetups-api</text:span></text:a></text:p>
      <text:p text:style-name="P22"/>
      <text:p text:style-name="P26"><draw:line text:anchor-type="as-char" draw:z-index="4" draw:name="Horizontal line 5" draw:style-name="gr1" draw:text-style-name="P5" svg:x2="16.946cm" svg:y2="0cm"><text:p/></draw:line><text:bookmark-end text:name="__DdeLink__393_1077101110"/><text:bookmark-end text:name="__DdeLink__377_2645988045"/><text:bookmark-end text:name="__DdeLink__280_1218242208"/><text:bookmark-end text:name="__DdeLink__877_173877974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1:20:52.773991037</meta:creation-date>
    <dc:date>2025-10-13T13:29:56.188539991</dc:date>
    <meta:editing-duration>PT1H25M22S</meta:editing-duration>
    <meta:editing-cycles>35</meta:editing-cycles>
    <meta:generator>LibreOffice/25.8.2.1$Linux_X86_64 LibreOffice_project/580$Build-1</meta:generator>
    <meta:document-statistic meta:table-count="0" meta:image-count="0" meta:object-count="0" meta:page-count="1" meta:paragraph-count="31" meta:word-count="270" meta:character-count="2006" meta:non-whitespace-character-count="1744"/>
  </office:meta>
</office:document-meta>
</file>